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MV Boli" svg:font-family="'MV Boli'" style:font-pitch="variable"/>
    <style:font-face style:name="Algerian" svg:font-family="Algerian" style:font-family-generic="decorative" style:font-pitch="variable"/>
    <style:font-face style:name="Andalus" svg:font-family="Andalus" style:font-family-generic="roman" style:font-pitch="variable"/>
    <style:font-face style:name="DejaVu Serif" svg:font-family="'DejaVu Serif'" style:font-family-generic="roman" style:font-pitch="variable"/>
    <style:font-face style:name="Goudy Old Style" svg:font-family="'Goudy Old Style'" style:font-family-generic="roman" style:font-pitch="variable"/>
    <style:font-face style:name="Gungsuh" svg:font-family="Gungsuh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035in" fo:margin-left="0.0174in" fo:margin-right="0.0042in" table:align="margins"/>
    </style:style>
    <style:style style:name="Table1.A" style:family="table-column">
      <style:table-column-properties style:column-width="3.4368in" style:rel-column-width="32625*"/>
    </style:style>
    <style:style style:name="Table1.B" style:family="table-column">
      <style:table-column-properties style:column-width="3.4667in" style:rel-column-width="329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start" style:justify-single-word="false"/>
      <style:text-properties fo:color="#2300dc" style:font-name="Andalus" fo:font-size="10.5pt" style:font-size-asian="10.5pt" style:font-size-complex="10.5pt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paragraph-properties fo:text-align="center" style:justify-single-word="false"/>
      <style:text-properties fo:color="#000000" style:font-name="Algerian"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Algerian" fo:font-size="6pt" fo:font-style="italic" style:text-underline-style="solid" style:text-underline-width="auto" style:text-underline-color="font-color" fo:font-weight="bold" style:font-size-asian="6pt" style:font-style-asian="italic" style:font-weight-asian="bold" style:font-size-complex="6pt" style:font-style-complex="italic" style:font-weight-complex="bold"/>
    </style:style>
    <style:style style:name="P5" style:family="paragraph" style:parent-style-name="Standard">
      <style:text-properties fo:color="#000000" style:font-name="DejaVu Seri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DejaVu Seri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text-properties fo:color="#000000" style:font-name="DejaVu Serif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style="italic" style:text-underline-style="solid" style:text-underline-width="auto" style:text-underline-color="font-color" style:font-style-asian="italic" style:font-style-complex="italic"/>
    </style:style>
    <style:style style:name="P11" style:family="paragraph" style:parent-style-name="Standard">
      <style:text-properties fo:color="#000000" style:font-name="MV Boli" fo:font-size="10.5pt" style:font-size-asian="10.5pt" style:font-size-complex="10.5pt"/>
    </style:style>
    <style:style style:name="P12" style:family="paragraph" style:parent-style-name="Standard">
      <style:paragraph-properties fo:text-align="center" style:justify-single-word="false"/>
      <style:text-properties fo:color="#000000"/>
    </style:style>
    <style:style style:name="P13" style:family="paragraph" style:parent-style-name="Standard">
      <style:paragraph-properties fo:text-align="center" style:justify-single-word="false"/>
      <style:text-properties fo:color="#000000" style:font-name="Gungsuh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fo:color="#000000" style:font-name="Gungsuh" fo:font-size="11pt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fo:color="#000000" style:font-name="Gungsuh" fo:font-size="13pt" style:font-size-asian="13pt" style:font-size-complex="13pt"/>
    </style:style>
    <style:style style:name="P16" style:family="paragraph" style:parent-style-name="Table_20_Contents">
      <style:paragraph-properties fo:text-align="start" style:justify-single-word="false"/>
      <style:text-properties fo:color="#000000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fo:color="#000000" style:font-name="Gungsuh" fo:font-size="11pt" style:text-underline-style="none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text-properties fo:color="#000000" style:font-name="MV Boli"/>
    </style:style>
    <style:style style:name="P19" style:family="paragraph" style:parent-style-name="Standard">
      <style:paragraph-properties fo:text-align="start" style:justify-single-word="false"/>
      <style:text-properties fo:color="#000000" style:font-name="DejaVu Serif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Goudy Old Style" fo:font-size="8pt" fo:font-weight="bold" style:font-size-asian="8pt" style:font-weight-asian="bold" style:font-size-complex="8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Monotype Corsiva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0000" style:font-name="Monotype Corsiva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0000" style:font-name="Comic Sans MS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00" style:font-name="Comic Sans M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style:font-name="Andalus" fo:font-size="8pt" style:font-size-asian="8pt" style:font-size-complex="8pt"/>
    </style:style>
    <style:style style:name="P26" style:family="paragraph" style:parent-style-name="Standard">
      <style:paragraph-properties fo:text-align="start" style:justify-single-word="false"/>
      <style:text-properties fo:color="#000000" style:font-name="Andalus" fo:font-size="8pt" style:font-size-asian="8pt" style:font-size-complex="8pt"/>
    </style:style>
    <style:style style:name="P27" style:family="paragraph" style:parent-style-name="Standard">
      <style:paragraph-properties fo:text-align="start" style:justify-single-word="false"/>
      <style:text-properties fo:color="#000000" fo:font-size="8pt" style:font-size-asian="8pt" style:font-size-complex="8pt"/>
    </style:style>
    <style:style style:name="P28" style:family="paragraph" style:parent-style-name="Standard">
      <style:paragraph-properties fo:text-align="center" style:justify-single-word="false"/>
      <style:text-properties fo:color="#000000" fo:font-size="8pt" style:font-size-asian="8pt" style:font-size-complex="8pt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style:font-name="DejaVu Serif"/>
    </style:style>
    <style:style style:name="T7" style:family="text">
      <style:text-properties style:font-name="DejaVu Serif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DejaVu Serif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9" style:family="text">
      <style:text-properties style:font-name="DejaVu Serif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DejaVu Seri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style:font-name="DejaVu Serif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ize="13pt" fo:font-style="normal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T16" style:family="text">
      <style:text-properties fo:font-size="13pt" fo:font-style="normal" style:font-size-asian="13pt" style:font-style-asian="normal" style:font-size-complex="13pt" style:font-style-complex="normal"/>
    </style:style>
    <style:style style:name="T17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8" style:family="text">
      <style:text-properties style:font-name="MV Boli" fo:font-size="10.5pt" style:font-size-asian="10.5pt" style:font-size-complex="10.5pt"/>
    </style:style>
    <style:style style:name="T19" style:family="text">
      <style:text-properties style:font-name="Andalus"/>
    </style:style>
    <style:style style:name="T20" style:family="text">
      <style:text-properties style:font-name="Andalu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1" style:family="text">
      <style:text-properties style:font-name="Andalus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style:font-name="Andalus" style:text-underline-style="none" fo:font-weight="normal" style:font-weight-asian="normal" style:font-weight-complex="normal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5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font-size="10.5pt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OP OF THE LINE breakfast</text:p>
      <text:p text:style-name="P4"/>
      <text:p text:style-name="P6">RISE &amp; SHINE</text:p>
      <text:p text:style-name="P2"><text:s/><text:span text:style-name="T18">EGG, HASHBROWNS, TOAST (WHEAT, SOUR DOUGH) or ENGLISH MUFFIN </text:span></text:p>
      <text:p text:style-name="P2"><text:s text:c="11"/><text:span text:style-name="T12"><text:s/>1 EGG <text:s/>$ <text:s/>6.25 <text:s text:c="19"/>2 EGGS <text:s/>$ <text:s/>7.05 </text:span><text:s/></text:p>
      <text:p text:style-name="P2"><text:s text:c="74"/></text:p>
      <text:p text:style-name="P8"><text:span text:style-name="T6">FARMERS BREAKFAST</text:span><text:span text:style-name="T7"> <text:s/></text:span><text:span text:style-name="T2"><text:s text:c="2"/></text:span></text:p>
      <text:p text:style-name="P11">EGG, <text:s/>CHOICE OF BACON, SAUSAGE LINK, SAUSAGE PATTY OR HAM, </text:p>
      <text:p text:style-name="P11">HASHBROWNS, TOAST (WHEAT, SOUR DOUGH) or ENGLISH MUFFIN </text:p>
      <text:p text:style-name="P2"><text:s text:c="10"/><text:span text:style-name="T12"><text:s/>1 EGG <text:s/>$ 7.95 <text:s text:c="22"/>2 EGGS <text:s/>$ 8.75 <text:s text:c="2"/></text:span><text:s text:c="38"/></text:p>
      <text:p text:style-name="P2"><text:s text:c="57"/></text:p>
      <text:p text:style-name="P5">COUNTRY BREAKFAST</text:p>
      <text:p text:style-name="P11">1 BISCUIT &amp; SASAUGE GRAVY <text:s/><text:span text:style-name="T24">$ 5.50</text:span> <text:s/>WITH <text:span text:style-name="T24"><text:s text:c="7"/>1 EGG <text:s/>$ 6.30 <text:s text:c="7"/>2 EGGS $ 7.95</text:span> <text:s/></text:p>
      <text:p text:style-name="P11">2 BISCUITS &amp; SASAUGE GRAVY <text:s text:c="2"/><text:span text:style-name="T24">$ 7.45</text:span> <text:s/>WITH <text:s/><text:span text:style-name="T24"><text:s/>1 EGG $ 7.95 <text:s text:c="8"/>2 EGGS $ 8.90</text:span> <text:s text:c="3"/></text:p>
      <text:p text:style-name="P11"><text:s text:c="10"/></text:p>
      <text:p text:style-name="P2"><text:span text:style-name="T10">SOUTHERN BREAKFAST</text:span><text:span text:style-name="T8"> <text:s text:c="3"/>$ 11.25</text:span></text:p>
      <text:p text:style-name="P11">COUNTRY FRIED STEAK SMOTHERED IN SAUSAGE GRAVY, HASHBROWNS, TOAST (WHEAT OR SOUR DOUGH) or ENGLISH MUFFIN</text:p>
      <text:p text:style-name="P2"><text:s text:c="20"/><text:span text:style-name="T12"><text:s/>1 EGG $ 11.65 <text:s text:c="17"/>2 EGGS <text:s/>$ <text:s/>12.25</text:span></text:p>
      <text:p text:style-name="P2"><text:span text:style-name="T12"><text:s/></text:span><text:s/></text:p>
      <text:p text:style-name="P18"><text:span text:style-name="T26"><text:s text:c="13"/></text:span></text:p>
      <text:p text:style-name="P11"/>
      <text:p text:style-name="P5">EAGLES NEST<text:span text:style-name="T4"> <text:s text:c="4"/>$ 6.25</text:span></text:p>
      <text:p text:style-name="P2"><text:span text:style-name="T18">HASHBROWNS SMOTHERED IN SAUSAGE GRAVY TOAST (WHEAT OR SOUR DOUGH) or ENGLISH MUFFIN WITH <text:s text:c="3"/></text:span><text:s/><text:span text:style-name="T12"><text:s/>1 EGG <text:s/>$ 6.75 <text:s text:c="19"/>2 EGG <text:s text:c="2"/>$ 7.25</text:span></text:p>
      <text:p text:style-name="P2"/>
      <text:p text:style-name="P12"><text:span text:style-name="T10">SUNRISE SCRAMBLES</text:span><text:span text:style-name="T9"> <text:s/>&amp; <text:s/></text:span><text:span text:style-name="T10">OMELETS</text:span></text:p>
      <text:p text:style-name="P12">3 EGGS,YOUR CHOICE OF CHEDDAR OR PEPPER JACK CHEESE, SERVED WITH <text:s/>HASHBROWNS, TOAST (WHEAT, SOUR DOUGH) or ENGLISH MUFFIN </text:p>
      <text:p text:style-name="P12"/>
      <text:p text:style-name="P12"><text:span text:style-name="T1">GARDEN</text:span> – <text:s/>PEPPERS, ONIONS, TOMATOS, MUSHROOMS <text:s/><text:span text:style-name="T12">$ 10.25 <text:s/></text:span><text:s text:c="24"/></text:p>
      <text:p text:style-name="P12"><text:span text:style-name="T1">CLASSIC DENVER</text:span> - <text:s/>HAM, ONION, PEPPERS <text:span text:style-name="T12"><text:s/>$ 9.70 <text:s/></text:span><text:s text:c="22"/></text:p>
      <text:p text:style-name="P12"><text:span text:style-name="T1">MEAT LOVERS</text:span> – BACON, SAUSAGE, HAM <text:span text:style-name="T12"><text:s/>$ 10.45 <text:s text:c="3"/></text:span><text:s text:c="23"/></text:p>
      <text:p text:style-name="P12"><text:span text:style-name="T1">THE AMIGO</text:span> – JALAPENOS, ONIONS, TOMATOS <text:s/><text:span text:style-name="T12">$ 9.55</text:span></text:p>
      <text:p text:style-name="P10"><text:span text:style-name="T12">THE CRAB</text:span><text:span text:style-name="T2"> – GENEROUS PORTION OF CRAB MEAT <text:s text:c="2"/></text:span><text:span text:style-name="T25">$ 11.95</text:span></text:p>
      <text:p text:style-name="P9"><text:s/>SHRIMP<text:span text:style-name="T2"> <text:s/>– STUFFED WITH BABY SHRIMP <text:s text:c="3"/>$ <text:s/></text:span><text:span text:style-name="T3">11.95</text:span></text:p>
      <text:p text:style-name="P13"><text:span text:style-name="T15">BUILD YOUR OWN</text:span><text:span text:style-name="T16">,</text:span> COMES WITH 3 EGGS YOUR COHOICE OF CHEDDAR OR PEPPER JACK CHEESE <text:s/><text:span text:style-name="T12">$ 7.95</text:span></text:p>
      <text:p text:style-name="P15"><text:span text:style-name="T13"><text:s/></text:span><text:span text:style-name="T5">ADD EXTRA ITEM OR PORTION</text:span><text:span text:style-name="T13"> </text:span><text:span text:style-name="T14"><text:s/>$ .70</text:span></text:p>
      <text:p text:style-name="P13">PEPPERS <text:s text:c="8"/>MUSHROOMS <text:s text:c="7"/>CHEDDAR CHEESE <text:s text:c="5"/>PEPPER JACK</text:p>
      <text:p text:style-name="P17"><text:s text:c="32"/>ONIONS <text:s text:c="11"/>JALAPENOS <text:s text:c="19"/>TOMATOS</text:p>
      <text:p text:style-name="P14"><text:s text:c="36"/><text:span text:style-name="T17">ADD MEAT OR EXTRA PORTION <text:s/>$ .85</text:span></text:p>
      <text:p text:style-name="P14"><text:s text:c="38"/>BACON <text:s text:c="12"/>SAUSAGE <text:s text:c="15"/>HAM <text:s text:c="2"/></text:p>
      <text:p text:style-name="P14"><text:s text:c="87"/></text:p>
      <text:p text:style-name="P5"><text:soft-page-break/>FRENCH TOAST BREAKFAST <text:s text:c="4"/>$ <text:s/>7.50</text:p>
      <text:p text:style-name="P2">2 FULL SLICES, CHOICE OF POWDERED SUGAR OR CINNAMON &amp; SUGAR, CHOICE OF HAM, BACON, SAUSAGE LINK OR PATTY </text:p>
      <text:p text:style-name="P2"><text:s text:c="26"/>1 EGG $ 7.95 <text:s text:c="21"/>2 EGGS <text:s/>$ 8.25</text:p>
      <text:p text:style-name="P2"><text:s text:c="23"/></text:p>
      <text:p text:style-name="P5">STUFFED FRENCH TOAST BREAKFAST <text:s text:c="3"/>$ <text:s/>8.25</text:p>
      <text:p text:style-name="P7">2 PIECES OF FRENCH TOAST, STUFFED WITH CREAM CHEESE &amp; MIXED FRUIT, TOPPED WITH MIXED FRUIT &amp; WHIPPED CREAM, WITH YOUR CHOICE OF HAM, BACON, SAUSAGE LINK OR PATTY </text:p>
      <text:p text:style-name="P7"><text:s text:c="22"/>1 EGG <text:s/>$ 8.70 <text:s text:c="17"/>2 EGGS <text:s/>$ 8.95</text:p>
      <text:p text:style-name="P5"/>
      <text:p text:style-name="P5">PANCAKE BREAKFAST <text:s text:c="14"/>$ 7.85</text:p>
      <text:p text:style-name="P2">2 PANCAKES, WITH YOUR CHOICE OF HAM, BACON, SAUSAGE LINK OR PATTY </text:p>
      <text:p text:style-name="P2"><text:s text:c="26"/>1 EGG $ 8.25 <text:s text:c="20"/>2 EGGS <text:s/>$ <text:s/>8.50</text:p>
      <text:p text:style-name="P2"/>
      <text:p text:style-name="P2"/>
      <text:p text:style-name="P5">WAFFLE BREAKFAST <text:s text:c="13"/>$ 7.45 <text:s/></text:p>
      <text:p text:style-name="P2">1 WAFFLE, WITH YOUR CHOICE OF HAM, BACON, SAUSAGE LINK OR PATTY </text:p>
      <text:p text:style-name="P2"><text:s text:c="26"/>1 EGG $ 8.35 <text:s text:c="20"/>2 EGGS <text:s/>$ 8.95 </text:p>
      <text:p text:style-name="P2"><text:s/><text:span text:style-name="T11">MAKE IT A DELUXE WITH FRUIT TOPPING &amp; WHIPPED CREAM ADD $ 1.50 </text:span></text:p>
      <text:p text:style-name="P2"><text:s text:c="31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ON ITS OWN</text:p>
            <text:p text:style-name="P20"/>
            <text:p text:style-name="P20">EGG <text:s/>$ 1.55</text:p>
            <text:p text:style-name="P20"/>
            <text:p text:style-name="P20">HASHBROWNS <text:s/>$ 3.50 </text:p>
            <text:p text:style-name="P20"/>
            <text:p text:style-name="P20">WHEAT TOAST OR SOURDOUGH TOAST $ <text:s/>2.25</text:p>
            <text:p text:style-name="P20">ENLGISH MUFFIN <text:s/>$ <text:s/>2.55</text:p>
            <text:p text:style-name="P20">BISCUIT <text:s/>$ <text:s/>2.95</text:p>
            <text:p text:style-name="P20"/>
            <text:p text:style-name="P20">EXTRA SIDE GRAVY <text:s/>$ <text:s/>3.25</text:p>
            <text:p text:style-name="P20">ADD GRAVY <text:s/>$1.50</text:p>
            <text:p text:style-name="P20"/>
            <text:p text:style-name="P20">BACON ( 4 ) $ 3.85</text:p>
            <text:p text:style-name="P20">HAM <text:s/>$ 3.85</text:p>
            <text:p text:style-name="P20">SASAUGE LINK ( 2 ) $3.85</text:p>
            <text:p text:style-name="P20">SAUSAGE <text:s/>PATTY <text:s/>$ 3.85</text:p>
            <text:p text:style-name="P20"/>
            <text:p text:style-name="P20">COUNTRY FRIED STEAK <text:s/>$ <text:s/>6.75</text:p>
            <text:p text:style-name="P20"/>
            <text:p text:style-name="P20">1 PANCAKE <text:s/>$ 2.50</text:p>
            <text:p text:style-name="P20">1 FRENCH TOAST <text:s/>$ 2.55</text:p>
            <text:p text:style-name="P20">1 STUFFED FRENCH TAOST <text:s/>$5.95</text:p>
            <text:p text:style-name="P20">1 WAFFLE <text:s/>$ 2.75</text:p>
            <text:p text:style-name="P20">FRUIT TOPPING &amp; WHIPPED CREAM $ 1.50</text:p>
            <text:p text:style-name="P21"/>
            <text:p text:style-name="P27"/>
            <text:p text:style-name="P27"/>
          </table:table-cell>
          <table:table-cell table:style-name="Table1.B1" office:value-type="string">
            <text:p text:style-name="P23">KIDS MENU</text:p>
            <text:p text:style-name="P24">comes with small drink</text:p>
            <text:p text:style-name="P24"><text:s/>( no refills on milk or juice)</text:p>
            <text:p text:style-name="P24"><text:span text:style-name="T14">LIL' TYKE</text:span> $ 5.45</text:p>
            <text:p text:style-name="P24"><text:s/>1 EGG, 1 PIECE BACON OR 1 SAUSAGE PATTY OR LINK &amp; 1 PIECE OF TOAST</text:p>
            <text:p text:style-name="P24"><text:span text:style-name="T14">COCK-A-LITTLE-DOO</text:span> <text:s text:c="5"/>$5.95</text:p>
            <text:p text:style-name="P24">1 PANCAKE, 1 PIECE OF BACON OR </text:p>
            <text:p text:style-name="P24">1 SAUSAGE PATTY OR LINK</text:p>
            <text:p text:style-name="P24"/>
            <text:p text:style-name="P28"><text:span text:style-name="T20">BEVERAGES</text:span><text:span text:style-name="T19">: <text:s text:c="4"/>$ 2.00 <text:s/></text:span></text:p>
            <text:p text:style-name="P25">PEPSI, <text:s/>DT. PEPSI, <text:s/>DR.PEPPER, <text:s/>SIERRA MIST, <text:s/>MT.DEW, <text:s/>ROY ROGERS, <text:s/>SHIRLEY TEMPLE, <text:s/>ICED TEA, ARNOLD PALMER, <text:s/>LEMONADE, <text:s/>RASPBERRY LEMONADE, <text:s/>COFFEE, <text:s/>DE-CAF, <text:s/>HOT TEA, </text:p>
            <text:p text:style-name="P26"><text:span text:style-name="T21">MILK, HOT CHOCOLATE <text:s/>or HOT APPLE CIDER </text:span><text:span text:style-name="T22">$2.00</text:span></text:p>
            <text:p text:style-name="P26"><text:span text:style-name="T14"><text:s/>CHOCOLATE MILK ,ORANGE <text:s/>or APPLE JUICE</text:span> <text:s text:c="7"/></text:p>
            <text:p text:style-name="P25">SMALL $ 2.20 <text:s text:c="5"/>LARGE <text:s/>$ 2.75</text:p>
            <text:p text:style-name="P20"/>
            <text:p text:style-name="P22">MIMOSA $ 6.00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MV Boli" svg:font-family="'MV Boli'" style:font-pitch="variable"/>
    <style:font-face style:name="Algerian" svg:font-family="Algerian" style:font-family-generic="decorative" style:font-pitch="variable"/>
    <style:font-face style:name="Andalus" svg:font-family="Andalus" style:font-family-generic="roman" style:font-pitch="variable"/>
    <style:font-face style:name="DejaVu Serif" svg:font-family="'DejaVu Serif'" style:font-family-generic="roman" style:font-pitch="variable"/>
    <style:font-face style:name="Goudy Old Style" svg:font-family="'Goudy Old Style'" style:font-family-generic="roman" style:font-pitch="variable"/>
    <style:font-face style:name="Gungsuh" svg:font-family="Gungsuh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shay McDaniels</meta:initial-creator>
    <meta:creation-date>2014-11-07T10:34:13.72</meta:creation-date>
    <meta:printed-by>Lashay McDaniels</meta:printed-by>
    <meta:print-date>2015-02-07T16:15:34.56</meta:print-date>
    <dc:date>2015-11-11T20:56:31.63</dc:date>
    <dc:creator>Lashay McDaniels</dc:creator>
    <meta:editing-duration>P2DT17H28M57S</meta:editing-duration>
    <meta:editing-cycles>19</meta:editing-cycles>
    <meta:generator>OpenOffice/4.0.1$Win32 OpenOffice.org_project/401m5$Build-9714</meta:generator>
    <meta:document-statistic meta:table-count="2" meta:image-count="0" meta:object-count="0" meta:page-count="2" meta:paragraph-count="83" meta:word-count="568" meta:character-count="4017"/>
  </office:meta>
</office:document-meta>
</file>